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d9efd" officeooo:paragraph-rsid="001d9ef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d9efd" officeooo:paragraph-rsid="001d9ef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T1" style:family="text">
      <style:text-properties officeooo:rsid="001d9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3">LECTURE 3 : HOW IS DATA STORED?</text:p>
      <text:p text:style-name="P3"/>
      <text:p text:style-name="P4">(Short data type)</text:p>
      <text:p text:style-name="P5">1. Short data type has a minimum value of -</text:p>
      <text:p text:style-name="Hanging_20_indent"><text:span text:style-name="T1">a) </text:span>-2,147,483,648<text:tab/><text:tab/><text:tab/><text:tab/><text:tab/><text:tab/><text:span text:style-name="T1">b) </text:span>-32,768</text:p>
      <text:p text:style-name="Hanging_20_indent"><text:span text:style-name="T1">c) </text:span>-32,767<text:tab/><text:tab/><text:tab/><text:tab/><text:tab/><text:tab/><text:tab/><text:span text:style-name="T1">d) </text:span>-127</text:p>
      <text:p text:style-name="P4"/>
      <text:p text:style-name="P4">(Byte)</text:p>
      <text:p text:style-name="P5">2. Range of byte data type is ?</text:p>
      <text:p text:style-name="Hanging_20_indent"><text:span text:style-name="T1">a) </text:span>-128 to 255<text:tab/><text:tab/><text:tab/><text:tab/><text:tab/><text:tab/><text:span text:style-name="T1">b) </text:span>-128 to 256</text:p>
      <text:p text:style-name="Hanging_20_indent"><text:span text:style-name="T1">c) </text:span>-128 to 127<text:tab/><text:tab/><text:tab/><text:tab/><text:tab/><text:tab/><text:span text:style-name="T1">d) </text:span>-127 to 128</text:p>
      <text:p text:style-name="P4"/>
      <text:p text:style-name="P4">(Check for Error)</text:p>
      <text:p text:style-name="P5">3. Will following statement give an error ?</text:p>
      <text:p text:style-name="P6"/>
      <text:p text:style-name="P6">float f = 1.4;</text:p>
      <text:p text:style-name="P6"/>
      <text:p text:style-name="Hanging_20_indent"><text:span text:style-name="T1">a) </text:span>Yes<text:tab/><text:tab/><text:tab/><text:tab/><text:tab/><text:tab/><text:tab/><text:span text:style-name="T1">b) </text:span>No</text:p>
      <text:p text:style-name="P4"/>
      <text:p text:style-name="P4">(Figure out the Output)</text:p>
      <text:p text:style-name="P5">4. What will be the output of the following statement ?</text:p>
      <text:p text:style-name="P6"/>
      <text:p text:style-name="P6">System.out.println('a' + 1);</text:p>
      <text:p text:style-name="P6"/>
      <text:p text:style-name="P4"/>
      <text:p text:style-name="P4">(Figure out the Output)</text:p>
      <text:p text:style-name="P5">5. What will be the output ?</text:p>
      <text:p text:style-name="P6"/>
      <text:p text:style-name="P6">int i = 'c';</text:p>
      <text:p text:style-name="P6">System.out.println(i);</text:p>
      <text:p text:style-name="P6"/>
      <text:p text:style-name="P4"/>
      <text:p text:style-name="P4">(Automatic type conversion)</text:p>
      <text:p text:style-name="P5">6. Automatic type conversion in Java takes place when :</text:p>
      <text:p text:style-name="Hanging_20_indent"><text:span text:style-name="T1">a)</text:span> Two type are compatible and size of destination type is shorter than source type.</text:p>
      <text:p text:style-name="Hanging_20_indent"><text:span text:style-name="T1">b)</text:span> Two type are compatible and size of destination type is larger than source type.</text:p>
      <text:p text:style-name="Hanging_20_indent"><text:span text:style-name="T1">c)</text:span> Both 1 and 2</text:p>
      <text:p text:style-name="Hanging_20_indent"><text:span text:style-name="T1">d)</text:span> None of the above</text:p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08:00.738636974</meta:creation-date>
    <dc:title>Coding Ninjas A4 Sheet</dc:title>
    <meta:editing-duration>PT1M3S</meta:editing-duration>
    <meta:editing-cycles>2</meta:editing-cycles>
    <meta:generator>LibreOffice/7.3.7.2$Linux_X86_64 LibreOffice_project/30$Build-2</meta:generator>
    <dc:date>2023-01-12T10:19:14.448377476</dc:date>
    <meta:document-statistic meta:table-count="0" meta:image-count="0" meta:object-count="0" meta:page-count="1" meta:paragraph-count="29" meta:word-count="164" meta:character-count="851" meta:non-whitespace-character-count="689"/>
    <meta:template xlink:type="simple" xlink:actuate="onRequest" xlink:title="Coding Ninjas A4 Sheet" xlink:href="../../../../../../../../../Templates/Coding%20Ninjas%20MCQ%20A4%20Sheet.ott" meta:date="2023-01-12T10:07:59.412533018"/>
  </office:meta>
</office:document-meta>
</file>